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B000003C9C39DD8CF98D062B1.png" manifest:media-type="image/png"/>
  <manifest:file-entry manifest:full-path="Pictures/1000000100000557000002546D3FC2AD5E7C33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714cm" svg:y="4.948cm" svg:width="17cm" svg:height="7.412cm" draw:z-index="0"><draw:image xlink:href="Pictures/1000000100000557000002546D3FC2AD5E7C3363.png" xlink:type="simple" xlink:show="embed" xlink:actuate="onLoad" draw:mime-type="image/png"/></draw:frame><draw:frame draw:style-name="fr1" draw:name="Image2" text:anchor-type="char" svg:x="-0.118cm" svg:y="13.921cm" svg:width="17cm" svg:height="10.873cm" draw:z-index="1"><draw:image xlink:href="Pictures/10000001000005EB000003C9C39DD8CF98D062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48:24.113389933</meta:creation-date>
    <dc:date>2023-10-23T21:50:06.811030223</dc:date>
    <meta:editing-duration>PT1M4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